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8-е июля — прибытие в Груммингтон</text:p>
      <text:p text:style-name="P1">9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0:39.16</meta:creation-date>
    <dc:date>2017-06-11T13:52:17.01</dc:date>
    <meta:editing-duration>PT10M10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1" meta:word-count="293" meta:character-count="1757"/>
    <dc:creator>макс </dc:creator>
  </office:meta>
</office:document-meta>
</file>